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p_spor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otball</text:p>
          </table:table-cell>
          <table:table-cell office:value-type="float" office:value="9423" calcext:value-type="float">
            <text:p>9423</text:p>
          </table:table-cell>
        </table:table-row>
        <table:table-row table:style-name="ro1">
          <table:table-cell office:value-type="string" calcext:value-type="string">
            <text:p>aquatics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ymnastics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thletics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jud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olleybal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restlin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ble tenni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sketbal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hooti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dmint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ightlift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ndba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nc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quest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ck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l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ekwon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gby sev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o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op_sports.A1:top_sports.B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8:09:14.755745557</dc:date>
    <meta:editing-duration>PT3M24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